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549cm" fo:min-width="11.55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051cm" svg:height="32.799cm" svg:x="0.149cm" svg:y="0.901cm">
          <draw:text-box>
            <text:p text:style-name="P1"><text:span text:style-name="T1">requirements/ <text:s text:c="10"/>Results of (RE)quirements collect/analysis.</text:span></text:p>
            <text:p text:style-name="P1"><text:span text:style-name="T1"><text:s text:c="4"/></text:span><text:span text:style-name="T1">...</text:span></text:p>
            <text:p text:style-name="P1"><text:span text:style-name="T1">glossaries/ <text:s text:c="12"/>Glossaries for the project.</text:span></text:p>
            <text:p text:style-name="P1"><text:span text:style-name="T1"><text:s text:c="4"/></text:span><text:span text:style-name="T1">glossaries.gls <text:s text:c="5"/>Glossaries expressed in Glossary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>classes/ <text:s text:c="15"/>Class model.</text:span></text:p>
            <text:p text:style-name="P1"><text:span text:style-name="T1"><text:s text:c="4"/></text:span><text:span text:style-name="T1">classes.cl1 <text:s text:c="8"/>Class model expressed in ClassScript1.</text:span></text:p>
            <text:p text:style-name="P1"><text:span text:style-name="T1"><text:s text:c="4"/></text:span><text:span text:style-name="T1">diagrams/ <text:s text:c="10"/>Class diagrams in different formats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>objects/ <text:s text:c="15"/>Object models.</text:span></text:p>
            <text:p text:style-name="P1"><text:span text:style-name="T1"><text:s text:c="4"/></text:span><text:span text:style-name="T1">o&lt;n&gt;/ <text:s text:c="14"/>Nth object model.</text:span></text:p>
            <text:p text:style-name="P1"><text:span text:style-name="T1"><text:s text:c="8"/></text:span><text:span text:style-name="T1">o&lt;n&gt;.ob1 <text:s text:c="7"/>Object model expressed in ObjectScript1.</text:span></text:p>
            <text:p text:style-name="P1"><text:span text:style-name="T1"><text:s text:c="8"/></text:span><text:span text:style-name="T1">diagrams/ <text:s text:c="6"/>Object diagrams in different formats.</text:span></text:p>
            <text:p text:style-name="P1"><text:span text:style-name="T1"><text:s text:c="4"/></text:span><text:span text:style-name="T1">... <text:s text:c="16"/>..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participants/ <text:s text:c="10"/>Participant model.</text:span></text:p>
            <text:p text:style-name="P1"><text:span text:style-name="T1"><text:s text:c="4"/></text:span><text:span text:style-name="T1">participants.pas <text:s text:c="3"/>Participant model expressed in Participant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usecases/ <text:s text:c="14"/>Usecase model.</text:span></text:p>
            <text:p text:style-name="P1"><text:span text:style-name="T1"><text:s text:c="4"/></text:span><text:span text:style-name="T1">usecases.uss <text:s text:c="7"/>Usecase model expressed in Usecase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ui-tasks/ <text:s text:c="14"/>Task models.</text:span></text:p>
            <text:p text:style-name="P1"><text:span text:style-name="T1"><text:s text:c="4"/></text:span><text:span text:style-name="T1">&lt;ucname1&gt;/ <text:s text:c="9"/>Task model for usecase &lt;ucname1&gt;.</text:span></text:p>
            <text:p text:style-name="P1"><text:span text:style-name="T1"><text:s text:c="8"/></text:span><text:span text:style-name="T1">&lt;ucname1&gt;.kxml <text:s/>Task model expressed in KMade.</text:span></text:p>
            <text:p text:style-name="P1"><text:span text:style-name="T1"><text:s text:c="8"/></text:span><text:span text:style-name="T1">&lt;ucname1&gt;.pdf <text:s text:c="2"/>Task model show as pdf.</text:span></text:p>
            <text:p text:style-name="P1"><text:span text:style-name="T1"><text:s text:c="4"/></text:span><text:span text:style-name="T1">... <text:s text:c="16"/>..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ui-abstract/ <text:s text:c="11"/>Models for the abstract user interface.</text:span></text:p>
            <text:p text:style-name="P1"><text:span text:style-name="T1"/></text:p>
            <text:p text:style-name="P1"><text:span text:style-name="T1">ui-concrete/ <text:s text:c="11"/>Files for the concrete user interface.</text:span></text:p>
            <text:p text:style-name="P1"><text:span text:style-name="T1"/></text:p>
            <text:p text:style-name="P1"><text:span text:style-name="T1">ui-evaluation/ <text:s text:c="9"/>Files for the evaluation of the user interface.</text:span></text:p>
            <text:p text:style-name="P1"><text:span text:style-name="T1"><text:s text:c="4"/></text:span><text:span text:style-name="T1">analysis/</text:span></text:p>
            <text:p text:style-name="P1"><text:span text:style-name="T1"><text:s text:c="4"/></text:span><text:span text:style-name="T1">tests/</text:span></text:p>
            <text:p text:style-name="P1"><text:span text:style-name="T1"/></text:p>
            <text:p text:style-name="P1"><text:span text:style-name="T1">scenarios/ <text:s text:c="13"/>Scenarios models.</text:span></text:p>
            <text:p text:style-name="P1"><text:span text:style-name="T1"><text:s text:c="4"/></text:span><text:span text:style-name="T1">s&lt;n&gt;/ <text:s text:c="14"/>Nth scenario.</text:span></text:p>
            <text:p text:style-name="P1"><text:span text:style-name="T1"><text:s text:c="8"/></text:span><text:span text:style-name="T1">s&lt;n&gt;.sc1 <text:s text:c="7"/>The scenario represented as a ScenarioScript1.</text:span></text:p>
            <text:p text:style-name="P1"><text:span text:style-name="T1"><text:s text:c="8"/></text:span><text:span text:style-name="T1">diagrams/ <text:s text:c="6"/>Scenario diagrams in different formats.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permissions/ <text:s text:c="11"/>Permission model.</text:span></text:p>
            <text:p text:style-name="P1"><text:span text:style-name="T1"><text:s text:c="4"/></text:span><text:span text:style-name="T1">permissions.pes <text:s text:c="4"/>Permission model expressed in Permission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relations/ <text:s text:c="13"/>Relation model.</text:span></text:p>
            <text:p text:style-name="P1"><text:span text:style-name="T1"><text:s text:c="4"/></text:span><text:span text:style-name="T1">relations.res <text:s text:c="6"/>Relation model expressed in Relation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sql/ <text:s text:c="19"/>SQL implementation.</text:span></text:p>
            <text:p text:style-name="P1"><text:span text:style-name="T1"><text:s text:c="4"/></text:span><text:span text:style-name="T1">schema/ <text:s text:c="12"/>Database schema.</text:span></text:p>
            <text:p text:style-name="P1"><text:span text:style-name="T1"><text:s text:c="8"/></text:span><text:span text:style-name="T1">schema.sql <text:s text:c="5"/>Database schema in SQL.</text:span></text:p>
            <text:p text:style-name="P1"><text:span text:style-name="T1"><text:s text:c="4"/></text:span><text:span text:style-name="T1">datasets/ <text:s text:c="10"/>Datasets</text:span></text:p>
            <text:p text:style-name="P1"><text:span text:style-name="T1"><text:s text:c="8"/></text:span><text:span text:style-name="T1">&lt;n&gt;.sql <text:s text:c="8"/>Datasets in SQL.</text:span></text:p>
            <text:p text:style-name="P1"><text:span text:style-name="T1"><text:s text:c="4"/></text:span><text:span text:style-name="T1">create-database.sh <text:s/>Database creation script/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/></text:p>
            <text:p text:style-name="P1"><text:span text:style-name="T1">tracks/ <text:s text:c="16"/>Track model.</text:span></text:p>
            <text:p text:style-name="P1"><text:span text:style-name="T1"><text:s text:c="4"/></text:span><text:span text:style-name="T1">tracks.trs <text:s text:c="9"/>Tracks expressed in TrackScript.</text:span></text:p>
            <text:p text:style-name="P1"><text:span text:style-name="T1"><text:s text:c="4"/></text:span><text:span text:style-name="T1">status.md <text:s text:c="10"/>Work status.</text:span></text:p>
            <text:p text:style-name="P1"><text:span text:style-name="T1"/></text:p>
            <text:p text:style-name="P1"><text:span text:style-name="T1">dev/ <text:s text:c="19"/>Development artefacts including code.</text:span></text:p>
            <text:p text:style-name="P1"><text:span text:style-name="T1"><text:s text:c="4"/></text:span><text:span text:style-name="T1">&lt;CASESTUDY&gt;/ <text:s text:c="7"/>Code containing the software</text:span></text:p>
            <text:p text:style-name="P1"><text:span text:style-name="T1"><text:s text:c="8"/></text:span><text:span text:style-name="T1">status.md <text:s text:c="6"/>Development status</text:span></text:p>
            <text:p text:style-name="P1"><text:span text:style-name="T1"/></text:p>
            <text:p text:style-name="P1"><text:span text:style-name="T1">playground/ <text:s text:c="12"/>Space for learning, prototyping, ...</text:span></text:p>
            <text:p text:style-name="P1"><text:span text:style-name="T1"/></text:p>
            <text:p text:style-name="P1"><text:span text:style-name="T1">status.md <text:s text:c="14"/>Global status of the work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5.781cm" svg:height="3.797cm" svg:x="2.5cm" svg:y="4.9cm">
          <draw:text-box>
            <text:p><text:span text:style-name="T1">tâche concepts.glossaires</text:span></text:p>
            <text:p><text:span text:style-name="T1">tâche concepts.classes</text:span></text:p>
            <text:p><text:span text:style-name="T1">tâche concepts.scenarios.textuels</text:span></text:p>
            <text:p><text:span text:style-name="T1">tâche concepts.objets</text:span></text:p>
            <text:p><text:span text:style-name="T1">tâche concepts.objets.negatifs</text:span></text:p>
            <text:p><text:span text:style-name="T1">tâche concepts.contraintes.ln</text:span></text:p>
            <text:p><text:span text:style-name="T1">tâche concepts.contraintes.ocl</text:span></text:p>
            <text:p><text:span text:style-name="T1">tâche concepts.scenarios.etats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0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729cm" svg:height="4.625cm" svg:x="1.284cm" svg:y="2.104cm" presentation:class="title" presentation:placeholder="true">
        <draw:text-box/>
      </draw:frame>
      <draw:frame presentation:style-name="Default-outline1" draw:layer="backgroundobjects" svg:width="17.729cm" svg:height="16.065cm" svg:x="1.284cm" svg:y="7.481cm" presentation:class="outline" presentation:placeholder="true">
        <draw:text-box/>
      </draw:frame>
      <draw:frame presentation:style-name="Mpr1" draw:text-style-name="MP2" draw:layer="backgroundobjects" svg:width="4.589cm" svg:height="1.91cm" svg:x="1.284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244cm" svg:height="1.91cm" svg:x="7.037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589cm" svg:height="1.91cm" svg:x="14.424cm" svg:y="26.23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02-11T13:41:28.563921502</dc:date>
    <meta:editing-duration>PT2M43S</meta:editing-duration>
    <meta:editing-cycles>1</meta:editing-cycles>
    <meta:generator>LibreOffice/5.1.6.2$Linux_X86_64 LibreOffice_project/10m0$Build-2</meta:generator>
    <meta:document-statistic meta:object-count="27"/>
  </office:meta>
</office:document-meta>
</file>